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f39e" officeooo:paragraph-rsid="0011f39e"/>
    </style:style>
    <style:style style:name="P2" style:family="paragraph" style:parent-style-name="Standard">
      <style:text-properties officeooo:rsid="0011f39e" officeooo:paragraph-rsid="001301d7"/>
    </style:style>
    <style:style style:name="P3" style:family="paragraph" style:parent-style-name="Standard">
      <style:text-properties officeooo:rsid="001301d7" officeooo:paragraph-rsid="001301d7"/>
    </style:style>
    <style:style style:name="P4" style:family="paragraph" style:parent-style-name="Standard">
      <style:text-properties officeooo:paragraph-rsid="001301d7"/>
    </style:style>
    <style:style style:name="P5" style:family="paragraph" style:parent-style-name="Standard">
      <style:text-properties officeooo:rsid="00144497" officeooo:paragraph-rsid="00144497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officeooo:rsid="001301d7" officeooo:paragraph-rsid="001301d7"/>
    </style:style>
    <style:style style:name="P8" style:family="paragraph" style:parent-style-name="Text_20_body">
      <style:paragraph-properties fo:text-align="justify" style:justify-single-word="false" fo:padding="0cm" fo:border="none"/>
    </style:style>
    <style:style style:name="T1" style:family="text">
      <style:text-properties officeooo:rsid="001301d7"/>
    </style:style>
    <style:style style:name="T2" style:family="text">
      <style:text-properties fo:color="#000000"/>
    </style:style>
    <style:style style:name="T3" style:family="text">
      <style:text-properties fo:color="#000000" officeooo:rsid="001301d7"/>
    </style:style>
    <style:style style:name="T4" style:family="text">
      <style:text-properties fo:color="#000000" officeooo:rsid="00144497"/>
    </style:style>
    <style:style style:name="T5" style:family="text">
      <style:text-properties officeooo:rsid="00144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nsammlung zur Leistungsbewertung von Containers. </text:p>
      <text:p text:style-name="P1"/>
      <text:p text:style-name="P1">Wie kann <text:span text:style-name="T5">man einzelne Komponente</text:span> <text:span text:style-name="T5">in einem System auslasten</text:span>?</text:p>
      <text:p text:style-name="P1"/>
      <text:p text:style-name="P1">1. Idee Benchmarks: Dadurch kann man einzelne Hardware Komponenten</text:p>
      <text:p text:style-name="P2"><text:a xlink:type="simple" xlink:href="https://wiki.ubuntuusers.de/Benchmarks/" text:style-name="Internet_20_link" text:visited-style-name="Visited_20_Internet_20_Link">https://wiki.ubuntuusers.de/Benchmarks/</text:a></text:p>
      <text:p text:style-name="P1"/>
      <text:p text:style-name="P4"><text:span text:style-name="T1">2. </text:span>Stresstest / Hardwarecheck unter Linux</text:p>
      <text:p text:style-name="P3"><text:a xlink:type="simple" xlink:href="https://www.pablo-bloggt.de/linux/stresstest-hardwarecheck-unter-linux/" text:style-name="Internet_20_link" text:visited-style-name="Visited_20_Internet_20_Link">https://www.pablo-bloggt.de/linux/stresstest-hardwarecheck-unter-linux/</text:a></text:p>
      <text:p text:style-name="P3"/>
      <text:p text:style-name="P4"><text:span text:style-name="T1">Man kann CPU, RAM, </text:span>I/O’s <text:span text:style-name="T1">und HDD.</text:span></text:p>
      <text:p text:style-name="P3">Wie funktioniert es?</text:p>
      <text:p text:style-name="P3">Die Komponenten bekommen Workern und diese bringen die Komponente zur vollen Auslastung. </text:p>
      <text:p text:style-name="P3"/>
      <text:p text:style-name="P7">Ein Beispiel:</text:p>
      <text:p text:style-name="P8"><text:span text:style-name="Strong_20_Emphasis"><text:span text:style-name="T2">stress -c 10 -m 5 -i 5 -d 10 -t 100 </text:span></text:span></text:p>
      <text:p text:style-name="P6">Mit diesem Befehl wird das Programm stress ausgeführt und folgender Test wird gestartet:</text:p>
      <text:p text:style-name="P6">10 Worker sind auf die CPU angesetzt: -c 10<text:line-break/>5 Worker sind auf den RAM angesetzt: -m 5<text:line-break/>5 Worker sind auf die I/O’s angesetzt: -i 5<text:line-break/>10 Worker sind auf die HDD angesetzt: -d 10<text:line-break/>100 Sekunden lang wird der Test augeführt: -t 100 </text:p>
      <text:p text:style-name="P3"/>
      <text:p text:style-name="P5">Diese Daten würde ich dann mit normale linux Befehle und grep aufrufen und abspeichern. </text:p>
      <text:p text:style-name="P5"/>
      <text:p text:style-name="P5">Zum Beispiel bei CPI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09:36:11.409550675</meta:creation-date>
    <dc:date>2020-06-10T10:37:43.934754099</dc:date>
    <meta:editing-duration>PT30M43S</meta:editing-duration>
    <meta:editing-cycles>2</meta:editing-cycles>
    <meta:document-statistic meta:table-count="0" meta:image-count="0" meta:object-count="0" meta:page-count="1" meta:paragraph-count="15" meta:word-count="142" meta:character-count="940" meta:non-whitespace-character-count="808"/>
    <meta:generator>LibreOffice/6.0.7.3$Linux_X86_64 LibreOffice_project/00m0$Build-3</meta:generator>
  </office:meta>
</office:document-meta>
</file>